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 style:list-style-name="L1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top="0in" fo:margin-bottom="0.0972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 loext:padding-left="0.0193in" loext:padding-right="0in" loext:padding-top="0.0193in" loext:padding-bottom="0.0193in" loext:border-left="0.51pt solid #000000" loext:border-right="none" loext:border-top="0.51pt solid #000000" loext:border-bottom="0.51pt solid #000000"/>
    </style:style>
    <style:style style:name="P4" style:family="paragraph" style:parent-style-name="Text_20_body" style:list-style-name="L1">
      <style:paragraph-properties fo:margin-top="0in" fo:margin-bottom="0.0972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top="0in" fo:margin-bottom="0.0972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1f2328" loext:opacity="100%" style:font-name="apple-system" fo:letter-spacing="normal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Usar el Token</text:span></text:span></text:h>
      <text:p text:style-name="P2"><text:span text:style-name="T2">Cuando uses </text:span><text:span text:style-name="Source_20_Text"><text:span text:style-name="T3">git clone</text:span></text:span><text:span text:style-name="T2"> u otra operación que requiera autenticación, utiliza este token como contraseña. Por ejemplo:</text:span></text:p>
      <text:list xml:id="list1231585637" text:style-name="L1">
        <text:list-item>
          <text:p text:style-name="P4">Clona el repositorio:</text:p>
          <text:p text:style-name="P3"><text:bookmark text:name=":rvg:"/>bash</text:p>
          <text:p text:style-name="P1"><text:span text:style-name="Source_20_Text"><text:span text:style-name="T4">git clone https://github.com/jon010101010101/JON.git</text:span></text:span></text:p>
        </text:list-item>
        <text:list-item>
          <text:p text:style-name="P4">Cuando te pida el usuario, escribe:</text:p>
          <text:p text:style-name="P3"><text:bookmark text:name=":rvm:"/>Code</text:p>
          <text:p text:style-name="P1"><text:span text:style-name="Source_20_Text"><text:span text:style-name="T4">jon010101010101</text:span></text:span></text:p>
        </text:list-item>
        <text:list-item>
          <text:p text:style-name="P4">Cuando te pida la contraseña, pega el token que generaste.</text:p>
        </text:list-item>
      </text:list>
      <text:p text:style-name="P5"/>
      <text:p text:style-name="P5"><text:tab/>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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1:35:42.371148031</meta:creation-date>
    <dc:date>2025-04-26T11:37:14.521106098</dc:date>
    <meta:editing-duration>PT1M34S</meta:editing-duration>
    <meta:editing-cycles>1</meta:editing-cycles>
    <meta:document-statistic meta:table-count="0" meta:image-count="0" meta:object-count="0" meta:page-count="1" meta:paragraph-count="10" meta:word-count="49" meta:character-count="364" meta:non-whitespace-character-count="327"/>
    <meta:generator>LibreOffice/7.3.7.2$Linux_X86_64 LibreOffice_project/30$Build-2</meta:generator>
  </office:meta>
</office:document-meta>
</file>